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5a7" officeooo:paragraph-rsid="00064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efsakljadsfkjsdfdsf Mall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35:52.482001586</meta:creation-date>
    <dc:date>2023-09-21T11:36:03.325748221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27" meta:non-whitespace-character-count="26"/>
    <meta:generator>LibreOffice/7.3.7.2$Linux_X86_64 LibreOffice_project/30$Build-2</meta:generator>
  </office:meta>
</office:document-meta>
</file>